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 style:writing-mode="rl-tb"/>
      <style:text-properties fo:font-size="10pt" fo:font-weight="bold" officeooo:rsid="0026db58" officeooo:paragraph-rsid="001830bf" style:font-size-asian="8.75pt" style:font-weight-asian="bold" style:font-size-complex="10pt" style:font-weight-complex="bold"/>
    </style:style>
    <style:style style:name="P2" style:family="paragraph" style:parent-style-name="Table_20_Contents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9583in"/>
          <style:tab-stop style:position="3.8752in"/>
          <style:tab-stop style:position="5.0626in"/>
          <style:tab-stop style:position="5.9898in"/>
        </style:tab-stops>
      </style:paragraph-properties>
      <style:text-properties fo:font-size="10pt" fo:font-weight="bold" officeooo:rsid="001840bb" officeooo:paragraph-rsid="00186cbb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 style:writing-mode="rl-tb"/>
      <style:text-properties fo:font-size="10pt" fo:font-weight="bold" officeooo:rsid="001b79b1" officeooo:paragraph-rsid="001b79b1" style:font-size-asian="8.75pt" style:font-weight-asian="bold" style:font-size-complex="1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1992a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COURSE NO<text:tab/>COURSE TITLE<text:tab/>CREDITS<text:tab/>GRADE</text:span><text:tab/><text:span text:style-name="T1">REMARKS</text:span></text:p>
      <text:p text:style-name="P1"><draw:line text:anchor-type="paragraph" draw:z-index="0" draw:style-name="gr1" draw:text-style-name="P4" svg:x1="-0.1654in" svg:y1="0.0445in" svg:x2="7.4909in" svg:y2="0.0445in"><text:p/></draw:line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626in" fo:margin-bottom="0.7811in" fo:margin-left="0.7874in" fo:margin-right="0.212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31:34.242000000</meta:creation-date>
    <dc:date>2018-10-18T09:00:28.085000000</dc:date>
    <meta:editing-duration>P2DT18H6M42S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1" meta:word-count="7" meta:character-count="44" meta:non-whitespace-character-count="38"/>
  </office:meta>
</office:document-meta>
</file>